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45.64mm"/>
    </style:style>
    <style:style style:name="co4" style:family="table-column">
      <style:table-column-properties fo:break-before="auto" style:column-width="202.07mm"/>
    </style:style>
    <style:style style:name="co5" style:family="table-column">
      <style:table-column-properties fo:break-before="auto" style:column-width="185.1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3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30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808080" style:text-align-source="fix" style:repeat-content="false"/>
      <style:paragraph-properties fo:text-align="start" fo:margin-left="0mm"/>
      <style:text-properties fo:color="#ffffff"/>
    </style:style>
    <style:style style:name="ce9" style:family="table-cell" style:parent-style-name="Default">
      <style:table-cell-properties fo:background-color="#80808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hours)</text:p>
          </table:table-cell>
          <table:table-cell table:style-name="ce4" office:value-type="string" calcext:value-type="string">
            <text:p>activities</text:p>
          </table:table-cell>
          <table:table-cell table:style-name="ce4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1" calcext:value-type="date">
            <text:p>01/03/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ed course: Read all of ‘Basics’ module, and related articles. Said ‘hi’ in chat. Installed RVM, RoR environs, IDE and git on Ubuntu 14 VM</text:p>
          </table:table-cell>
          <table:table-cell office:value-type="string" calcext:value-type="string">
            <text:p>Idea: I have all parts needed to build a decent Linux server!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Installed RVM, RoR environs, IDE and git on OSX native and VM + played with terminal color themes (important!)</text:p>
          </table:table-cell>
          <table:table-cell office:value-type="string" calcext:value-type="string">
            <text:p>Easy day. Needed to get some non-course things done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3" calcext:value-type="date">
            <text:p>03/03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lled Heroku on all 3 OSs + pushed test app to local and remote (Linux and OSX), completing U1 “The Basics”, M1 “Web Development 101”.</text:p>
          </table:table-cell>
          <table:table-cell office:value-type="string" calcext:value-type="string">
            <text:p>Easy day; Saturday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4" calcext:value-type="date">
            <text:p>04/03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x and Linux commands revision + installed and played with ag (all OSs)</text:p>
          </table:table-cell>
          <table:table-cell office:value-type="string" calcext:value-type="string">
            <text:p>Easy day; Sunday.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5" calcext:value-type="date">
            <text:p>05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Day of non-educational chores.</text:p>
          </table:table-cell>
          <table:table-cell table:style-name="ce9" table:number-columns-repeated="1020"/>
        </table:table-row>
        <table:table-row table:style-name="ro1">
          <table:table-cell table:style-name="ce2" office:value-type="date" office:date-value="2018-03-06" calcext:value-type="date">
            <text:p>06/03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 U2 “Git Basics”, M1 “Web Development 101”, and started U3 “Intro. To the Front End”.</text:p>
          </table:table-cell>
          <table:table-cell office:value-type="string" calcext:value-type="string">
            <text:p>Difficult to find time to study (was chatting re. Selling GPUs, parachute, and with O re. Study ideas)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7" calcext:value-type="date">
            <text:p>07/03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CodeAcademy “Introduction to HTML” and “Common Elements” (in “HTML Elements and Structure”)</text:p>
          </table:table-cell>
          <table:table-cell office:value-type="string" calcext:value-type="string">
            <text:p>Really could have done this study in 3 hours, but spread over the day due to other chores.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8" calcext:value-type="date">
            <text:p>08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Focused on selling GPUs and parachute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 calcext:value-type="date">
            <text:p>09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Focused on selling GPUs and parachute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10" calcext:value-type="date">
            <text:p>10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Saturday (Day Off)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11" calcext:value-type="date">
            <text:p>11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Sunday (Day Off)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12" calcext:value-type="date">
            <text:p>12/03/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 CodeAcademy “Fashion Blog”, <text:s/>“Intro. To HTML MCQ”, “Tables”, “CSS Setup &amp; Selectors”, “CSS: Selectors &amp; Visual Rules”, “CSS: Box Model”, “Changing the Box Model”, “CSS: Display &amp; Positioning”, “CSS: Color”, “CSS: Typography”, “CSS: Grid”, and <text:s/>“Advanced CSS Grid”.</text:p>
          </table:table-cell>
          <table:table-cell office:value-type="string" calcext:value-type="string">
            <text:p>Productive, even if a little boring (as mostly revision)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13" calcext:value-type="date">
            <text:p>13/03/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ated personal web-page (early version) to practice html and css</text:p>
          </table:table-cell>
          <table:table-cell office:value-type="string" calcext:value-type="string">
            <text:p>Fun and useful revision / exploratio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14" calcext:value-type="date">
            <text:p>14/03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died up personal web-page, read more about html and CSS, and did the android-logo html &amp; CSS tutorial.</text:p>
          </table:table-cell>
          <table:table-cell office:value-type="string" calcext:value-type="string">
            <text:p>Relatively easy day, after long day yesterday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15" calcext:value-type="date">
            <text:p>15/03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ed doing too much with CSS. Interesting, but time to move on to JS, if I want to change multiple parts of page with one click, for example.</text:p>
          </table:table-cell>
          <table:table-cell office:value-type="string" calcext:value-type="string">
            <text:p>Easy day, but thoughtful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16" calcext:value-type="date">
            <text:p>16/03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ed “JavaScript Basics”, and completed; “Fundamentals Part 1” and “Fundamentals Part 2”</text:p>
          </table:table-cell>
          <table:table-cell office:value-type="string" calcext:value-type="string">
            <text:p>Dull, but useful, revision of basic aspects of JS.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17" calcext:value-type="date">
            <text:p>17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Weekend + a bit ill: Did manage to install Ubuntu, natively, as dual boot with W1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18" calcext:value-type="date">
            <text:p>18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Weekend + a bit ill: Finished setting up new Ubuntu install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4:05:30.653334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7:50.483751693</meta:creation-date>
    <meta:generator>LibreOffice/5.1.6.2$Linux_X86_64 LibreOffice_project/10m0$Build-2</meta:generator>
    <dc:date>2018-03-18T14:09:36.059073422</dc:date>
    <meta:editing-duration>PT16H44M40S</meta:editing-duration>
    <meta:editing-cycles>32</meta:editing-cycles>
    <meta:document-statistic meta:table-count="1" meta:cell-count="69" meta:object-count="0"/>
  </office:meta>
</office:document-meta>
</file>